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123313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style:font-name="Calibri" fo:font-size="13pt" fo:language="it" fo:country="IT" officeooo:paragraph-rsid="00123313" style:font-size-asian="13pt" style:font-size-complex="13pt"/>
    </style:style>
    <style:style style:name="P3" style:family="paragraph" style:parent-style-name="Standard">
      <style:text-properties style:font-name="Calibri" fo:font-size="13pt" fo:language="it" fo:country="IT" officeooo:rsid="00123313" officeooo:paragraph-rsid="00123313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language="it" fo:country="IT" fo:font-weight="normal" officeooo:rsid="000448e8" officeooo:paragraph-rsid="00123313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1pt" fo:language="it" fo:country="IT" fo:font-style="italic" fo:font-weight="normal" officeooo:rsid="00071331" officeooo:paragraph-rsid="00123313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23313"/>
    </style:style>
    <style:style style:name="P7" style:family="paragraph" style:parent-style-name="Standard" style:list-style-name="L1">
      <style:text-properties style:font-name="Calibri" fo:font-size="13pt" fo:language="it" fo:country="IT" officeooo:rsid="001e24e3" officeooo:paragraph-rsid="00123313" style:font-size-asian="13pt" style:font-size-complex="13pt"/>
    </style:style>
    <style:style style:name="P8" style:family="paragraph" style:parent-style-name="Standard" style:list-style-name="L1">
      <style:text-properties style:font-name="Calibri" fo:font-size="13pt" fo:language="it" fo:country="IT" officeooo:rsid="00133e09" officeooo:paragraph-rsid="00133e09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8pt" fo:language="it" fo:country="IT" fo:font-weight="bold" officeooo:rsid="000448e8" officeooo:paragraph-rsid="00123313" style:font-size-asian="15.75pt" style:font-weight-asian="bold" style:font-size-complex="18pt" style:font-weight-complex="bold"/>
    </style:style>
    <style:style style:name="T1" style:family="text">
      <style:text-properties officeooo:rsid="00123313"/>
    </style:style>
    <style:style style:name="T2" style:family="text">
      <style:text-properties style:font-name="Calibri" fo:font-size="13pt" fo:language="it" fo:country="IT" fo:font-weight="bold" officeooo:rsid="0002958b" style:font-size-asian="11.3500003814697pt" style:font-weight-asian="bold" style:font-size-complex="13pt" style:font-weight-complex="bold"/>
    </style:style>
    <style:style style:name="T3" style:family="text">
      <style:text-properties style:font-name="Calibri" fo:font-size="13pt" fo:language="it" fo:country="IT" fo:font-weight="bold" officeooo:rsid="0022d2e2" style:font-size-asian="11.3500003814697pt" style:font-weight-asian="bold" style:font-size-complex="13pt" style:font-weight-complex="bold"/>
    </style:style>
    <style:style style:name="T4" style:family="text">
      <style:text-properties style:font-name="Calibri" fo:font-size="13pt" fo:language="it" fo:country="IT" fo:font-weight="bold" officeooo:rsid="001e24e3" style:font-size-asian="11.3500003814697pt" style:font-weight-asian="bold" style:font-size-complex="13pt" style:font-weight-complex="bold"/>
    </style:style>
    <style:style style:name="T5" style:family="text">
      <style:text-properties style:font-name="Calibri" fo:font-size="13pt" fo:language="it" fo:country="IT" fo:font-weight="bold" officeooo:rsid="00123313" style:font-size-asian="11.3500003814697pt" style:font-weight-asian="bold" style:font-size-complex="13pt" style:font-weight-complex="bold"/>
    </style:style>
    <style:style style:name="T6" style:family="text">
      <style:text-properties style:font-name="Calibri" fo:font-size="13pt" fo:language="it" fo:country="IT" fo:font-weight="bold" officeooo:rsid="00143749" style:font-size-asian="11.3500003814697pt" style:font-weight-asian="bold" style:font-size-complex="13pt" style:font-weight-complex="bold"/>
    </style:style>
    <style:style style:name="T7" style:family="text">
      <style:text-properties style:font-name="Calibri" fo:font-size="13pt" fo:language="it" fo:country="IT" fo:font-weight="normal" officeooo:rsid="00123313" style:font-size-asian="11.3500003814697pt" style:font-weight-asian="normal" style:font-size-complex="13pt" style:font-weight-complex="normal"/>
    </style:style>
    <style:style style:name="T8" style:family="text">
      <style:text-properties style:font-name="Calibri" fo:font-size="13pt" fo:language="it" fo:country="IT" fo:font-weight="normal" officeooo:rsid="000448e8" style:font-size-asian="11.3500003814697pt" style:font-weight-asian="normal" style:font-size-complex="13pt" style:font-weight-complex="normal"/>
    </style:style>
    <style:style style:name="T9" style:family="text">
      <style:text-properties officeooo:rsid="00133e09"/>
    </style:style>
    <style:style style:name="T10" style:family="text">
      <style:text-properties officeooo:rsid="001437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Traccia</text:span><text:span text:style-name="T3">to</text:span><text:span text:style-name="T2"> record entità: </text:span><text:span text:style-name="T6">Pagamento stipendi</text:span></text:p>
      <text:p text:style-name="P1"/>
      <text:p text:style-name="P2">Elenco ordinato campi entità:</text:p>
      <text:list xml:id="list577433222" text:style-name="L1">
        <text:list-item>
          <text:p text:style-name="P8">Importo (6)</text:p>
        </text:list-item>
        <text:list-item>
          <text:p text:style-name="P8">Data (10)</text:p>
        </text:list-item>
        <text:list-item>
          <text:p text:style-name="P8">ID (4)</text:p>
        </text:list-item>
      </text:list>
      <text:p text:style-name="P3">Dimensione record: <text:span text:style-name="T9">20</text:span></text:p>
      <text:p text:style-name="P6"><text:span text:style-name="T7">Carattere di riempimento, ASCII CODE</text:span><text:span text:style-name="T8">: </text:span><text:span text:style-name="T5">0x20</text:span><text:span text:style-name="T8">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gnazio Leonardo Calogero Sperandeo</text:p>
      <text:p text:style-name="P5"><text:span text:style-name="T9">03</text:span>/<text:span text:style-name="T9">10</text:span>/2024</text:p>
      <text:p text:style-name="P5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1T17:43:18.809536540</meta:creation-date>
    <dc:date>2024-10-06T12:19:28.925231619</dc:date>
    <meta:editing-duration>PT8M4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34" meta:character-count="216" meta:non-whitespace-character-count="194"/>
  </office:meta>
</office:document-meta>
</file>